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5cee" officeooo:paragraph-rsid="00035cee"/>
    </style:style>
    <style:style style:name="P2" style:family="paragraph" style:parent-style-name="Standard">
      <style:text-properties style:font-name="Times New Roman" officeooo:rsid="0004c72d" officeooo:paragraph-rsid="0004c72d"/>
    </style:style>
    <style:style style:name="P3" style:family="paragraph" style:parent-style-name="Standard">
      <style:text-properties style:font-name="Times New Roman" officeooo:rsid="00066655" officeooo:paragraph-rsid="00066655"/>
    </style:style>
    <style:style style:name="P4" style:family="paragraph" style:parent-style-name="Standard">
      <style:text-properties style:font-name="Times New Roman" officeooo:rsid="00260e91" officeooo:paragraph-rsid="00260e91"/>
    </style:style>
    <style:style style:name="P5" style:family="paragraph" style:parent-style-name="Standard" style:list-style-name="L1">
      <style:text-properties style:font-name="Times New Roman" officeooo:rsid="0004c72d" officeooo:paragraph-rsid="0004c72d"/>
    </style:style>
    <style:style style:name="P6" style:family="paragraph" style:parent-style-name="Standard" style:list-style-name="L1">
      <style:text-properties style:font-name="Times New Roman" officeooo:rsid="00066655" officeooo:paragraph-rsid="00066655"/>
    </style:style>
    <style:style style:name="P7" style:family="paragraph" style:parent-style-name="Standard" style:list-style-name="L1">
      <style:text-properties style:font-name="Times New Roman" officeooo:rsid="002c465f" officeooo:paragraph-rsid="002c465f"/>
    </style:style>
    <style:style style:name="T1" style:family="text">
      <style:text-properties officeooo:rsid="000d5c5a"/>
    </style:style>
    <style:style style:name="T2" style:family="text">
      <style:text-properties officeooo:rsid="002387bc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2774b1" style:font-size-asian="11pt" style:font-style-asian="italic" style:font-size-complex="11pt" style:font-style-complex="italic"/>
    </style:style>
    <style:style style:name="T5" style:family="text">
      <style:text-properties officeooo:rsid="00285047"/>
    </style:style>
    <style:style style:name="T6" style:family="text">
      <style:text-properties officeooo:rsid="0029e753"/>
    </style:style>
    <style:style style:name="T7" style:family="text">
      <style:text-properties officeooo:rsid="002b73c5"/>
    </style:style>
    <style:style style:name="T8" style:family="text">
      <style:text-properties officeooo:rsid="002c465f"/>
    </style:style>
    <style:style style:name="T9" style:family="text">
      <style:text-properties officeooo:rsid="002dcea4"/>
    </style:style>
    <style:style style:name="T10" style:family="text">
      <style:text-properties officeooo:rsid="002eb04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computer Design</text:p>
      <text:p text:style-name="P1"/>
      <text:p text:style-name="P1">Chandler Griscom</text:p>
      <text:p text:style-name="P1"/>
      <text:p text:style-name="P1"><text:span text:style-name="T5">22Jan</text:span>2016</text:p>
      <text:p text:style-name="P1"/>
      <text:p text:style-name="P1">Design Report #<text:span text:style-name="T6">6</text:span></text:p>
      <text:p text:style-name="P1"/>
      <text:p text:style-name="P1"/>
      <text:p text:style-name="P1"/>
      <text:list xml:id="list6381150158475329303" text:style-name="L1">
        <text:list-item>
          <text:p text:style-name="P5">Time – <text:span text:style-name="T1"><text:s/>32.5 Hours total</text:span></text:p>
          <text:list>
            <text:list-item>
              <text:p text:style-name="P5">Week <text:span text:style-name="T7">5 (Wed-Sun)</text:span> – <text:span text:style-name="T7">25</text:span> Hours</text:p>
            </text:list-item>
            <text:list-item>
              <text:p text:style-name="P5">Week <text:span text:style-name="T7">6 (Mon-Wed)</text:span> – <text:span text:style-name="T7">7.5 Hours</text:span></text:p>
            </text:list-item>
          </text:list>
        </text:list-item>
      </text:list>
      <text:p text:style-name="P2"/>
      <text:list xml:id="list151659459984266" text:continue-numbering="true" text:style-name="L1">
        <text:list-item>
          <text:p text:style-name="P5">Accomplishments</text:p>
          <text:list>
            <text:list-item>
              <text:p text:style-name="P7">Hello World program using DUART communication</text:p>
            </text:list-item>
            <text:list-item>
              <text:p text:style-name="P7">Program S record 'bootloader' for uploading to RAM</text:p>
            </text:list-item>
            <text:list-item>
              <text:p text:style-name="P7"><text:span text:style-name="T10">Made</text:span> a ROM Burner uploadable program for overwriting bootloader</text:p>
            </text:list-item>
            <text:list-item>
              <text:p text:style-name="P7">Nearly finished monitor program (just need the modify register feature)</text:p>
            </text:list-item>
          </text:list>
        </text:list-item>
      </text:list>
      <text:p text:style-name="P2"/>
      <text:list xml:id="list151659072704466" text:continue-numbering="true" text:style-name="L1">
        <text:list-item>
          <text:p text:style-name="P5">Planned Work</text:p>
          <text:list>
            <text:list-item>
              <text:p text:style-name="P7">Finish monitor program</text:p>
            </text:list-item>
            <text:list-item>
              <text:p text:style-name="P7">Change S <text:span text:style-name="T9">r</text:span>ecord code to <text:span text:style-name="T9">permanently </text:span>upload programs to flash</text:p>
            </text:list-item>
          </text:list>
        </text:list-item>
      </text:list>
      <text:p text:style-name="P3"/>
      <text:list xml:id="list151659073829909" text:continue-numbering="true" text:style-name="L1">
        <text:list-item>
          <text:p text:style-name="P6">Project Completion</text:p>
          <text:list>
            <text:list-item>
              <text:p text:style-name="P6">Hardware: <text:span text:style-name="T2">100</text:span>%</text:p>
            </text:list-item>
            <text:list-item>
              <text:p text:style-name="P6">Software: <text:span text:style-name="T8">80</text:span>%</text:p>
            </text:list-item>
          </text:list>
        </text:list-item>
      </text:list>
      <text:p text:style-name="P3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2-22T15:16:57.851580847</dc:date>
    <meta:editing-duration>PT33M19S</meta:editing-duration>
    <meta:editing-cycles>41</meta:editing-cycles>
    <meta:generator>LibreOffice/5.0.5.2$Linux_X86_64 LibreOffice_project/00m0$Build-2</meta:generator>
    <meta:document-statistic meta:table-count="0" meta:image-count="0" meta:object-count="0" meta:page-count="1" meta:paragraph-count="18" meta:word-count="91" meta:character-count="555" meta:non-whitespace-character-count="492"/>
  </office:meta>
</office:document-meta>
</file>